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184cm" fo:min-width="4.4cm" draw:shadow="visib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82cm" fo:min-width="4.4cm" draw:shadow="visib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716cm" fo:min-width="4.4cm" draw:shadow="visib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4.4cm" draw:shadow="visible"/>
    </style:style>
    <style:style style:name="gr5" style:family="graphic" style:parent-style-name="objectwithoutfill">
      <style:graphic-properties draw:marker-start-width="0.529cm" draw:marker-end="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 draw:shadow="visible"/>
    </style:style>
    <style:style style:name="gr7" style:family="graphic" style:parent-style-name="standard">
      <style:graphic-properties draw:stroke="none" svg:stroke-color="#000000" draw:fill="none" draw:fill-color="#ffffff" fo:min-height="0.395cm"/>
    </style:style>
    <style:style style:name="gr8" style:family="graphic" style:parent-style-name="standard">
      <style:graphic-properties draw:stroke="none" svg:stroke-color="#000000" draw:fill="none" draw:fill-color="#ffffff" fo:min-height="0.392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184cm" fo:min-width="7.267cm" draw:shadow="visib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182cm" fo:min-width="7.267cm" draw:shadow="visible"/>
    </style:style>
    <style:style style:name="gr11" style:family="graphic" style:parent-style-name="standard">
      <style:graphic-properties svg:stroke-color="#000000" draw:marker-start="Diamond_20_unfilled" draw:marker-start-width="0.529cm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184cm" fo:min-width="7.3cm" draw:shadow="visibl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716cm" fo:min-width="7.3cm" draw:shadow="visibl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7.3cm" draw:shadow="visible"/>
    </style:style>
    <style:style style:name="gr15" style:family="graphic" style:parent-style-name="standard">
      <style:graphic-properties svg:stroke-color="#000000" draw:marker-end="Diamond_20_unfilled" draw:marker-end-width="0.529cm" draw:textarea-vertical-align="middl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6pt" style:text-underline-style="solid" style:text-underline-width="auto" style:text-underline-color="font-color" style:font-size-asian="16pt" style:font-size-complex="16pt"/>
    </style:style>
    <style:style style:name="P9" style:family="paragraph">
      <loext:graphic-properties draw:fill-color="#ffffff"/>
      <style:paragraph-properties fo:text-align="center"/>
      <style:text-properties fo:font-size="16pt" style:text-underline-style="solid" style:text-underline-width="auto" style:text-underline-color="font-color" style:font-size-asian="16pt" style:font-size-complex="16pt"/>
    </style:style>
    <style:style style:name="P10" style:family="paragraph">
      <style:paragraph-properties fo:text-align="center"/>
      <style:text-properties fo:font-size="16pt" fo:text-shadow="none" style:text-underline-style="solid" style:text-underline-width="auto" style:text-underline-color="font-color" style:font-size-asian="16pt" style:font-size-complex="16pt"/>
    </style:style>
    <style:style style:name="P11" style:family="paragraph">
      <loext:graphic-properties draw:fill-color="#ffffff"/>
      <style:paragraph-properties fo:text-align="center"/>
      <style:text-properties fo:font-size="16pt" fo:text-shadow="none" style:text-underline-style="solid" style:text-underline-width="auto" style:text-underline-color="font-color" style:font-size-asian="16pt" style:font-size-complex="16pt"/>
    </style:style>
    <style:style style:name="P1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font-size="16pt" fo:text-shadow="none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1" draw:id="id1">
            <draw:custom-shape draw:style-name="gr1" draw:text-style-name="P2" draw:layer="layout" svg:width="4.9cm" svg:height="1.434cm" svg:x="18.504cm" svg:y="16.558cm">
              <text:p text:style-name="P1"><text:span text:style-name="T1">Company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4" draw:layer="layout" svg:width="4.9cm" svg:height="1.432cm" svg:x="18.504cm" svg:y="17.992cm">
              <text:p text:style-name="P3"><text:span text:style-name="T2">Id : Integer</text:span></text:p>
              <text:p text:style-name="P3"><text:span text:style-name="T2">Name : String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4" draw:layer="layout" svg:width="4.9cm" svg:height="1.434cm" svg:x="18.504cm" svg:y="19.424cm">
              <text:p><text:span text:style-name="T2"/></text:p>
              <draw:enhanced-geometry svg:viewBox="0 0 21600 21600" draw:type="rectangle" draw:enhanced-path="M 0 0 L 21600 0 21600 21600 0 21600 0 0 Z N"/>
            </draw:custom-shape>
          </draw:g>
          <draw:g xml:id="id4" draw:id="id4">
            <draw:custom-shape draw:style-name="gr1" draw:text-style-name="P2" draw:layer="layout" svg:width="4.9cm" svg:height="1.434cm" svg:x="32.279cm" svg:y="24.158cm">
              <text:p text:style-name="P1"><text:span text:style-name="T1">Employee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4.9cm" svg:height="1.966cm" svg:x="32.279cm" svg:y="25.592cm">
              <text:p text:style-name="P3"><text:span text:style-name="T2">Id : Integer</text:span></text:p>
              <text:p text:style-name="P3"><text:span text:style-name="T2">Name : String</text:span></text:p>
              <text:p text:style-name="P3"><text:span text:style-name="T2">Age: Integer</text:span></text:p>
              <text:p text:style-name="P3"><text:span text:style-name="T2">Salary: Doubl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4.9cm" svg:height="0.9cm" svg:x="32.279cm" svg:y="27.558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5" draw:text-style-name="P5" draw:layer="layout" svg:x1="23.404cm" svg:y1="18.708cm" svg:x2="32.279cm" svg:y2="18.708cm" draw:start-shape="id1" draw:start-glue-point="1" draw:end-shape="id2" draw:end-glue-point="3" svg:d="M23404 18708h8875" svg:viewBox="0 0 8876 1">
            <text:p/>
          </draw:connector>
          <draw:connector draw:style-name="gr5" draw:text-style-name="P5" draw:layer="layout" draw:line-skew="-3.274cm" svg:x1="32.279cm" svg:y1="20.141cm" svg:x2="32.279cm" svg:y2="26.308cm" draw:start-shape="id3" draw:start-glue-point="3" draw:end-shape="id4" svg:d="M32279 20141h-3775v6167h3775" svg:viewBox="0 0 3776 6168">
            <text:p/>
          </draw:connector>
          <draw:g xml:id="id2" draw:id="id2">
            <draw:custom-shape draw:style-name="gr1" draw:text-style-name="P2" xml:id="id5" draw:id="id5" draw:layer="layout" svg:width="4.9cm" svg:height="1.434cm" svg:x="32.279cm" svg:y="16.558cm">
              <text:p text:style-name="P1"><text:span text:style-name="T1">Departm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draw:layer="layout" svg:width="4.9cm" svg:height="1.432cm" svg:x="32.279cm" svg:y="17.992cm">
              <text:p text:style-name="P3"><text:span text:style-name="T2">Id : Integer</text:span></text:p>
              <text:p text:style-name="P3"><text:span text:style-name="T2">Name : Str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4" xml:id="id3" draw:id="id3" draw:layer="layout" svg:width="4.9cm" svg:height="1.434cm" svg:x="32.279cm" svg:y="19.4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6" draw:text-style-name="P5" draw:layer="layout" svg:x1="37.179cm" svg:y1="20.141cm" svg:x2="37.179cm" svg:y2="20.141cm" draw:start-shape="id3" draw:start-glue-point="1" draw:end-shape="id3" draw:end-glue-point="1" svg:d="M37179 20141z" svg:viewBox="0 0 1 1">
              <text:p/>
            </draw:connector>
          </draw:g>
          <draw:connector draw:style-name="gr5" draw:text-style-name="P5" draw:layer="layout" draw:line-skew="-2.499cm 3.024cm" svg:x1="34.729cm" svg:y1="16.558cm" svg:x2="37.179cm" svg:y2="17.275cm" draw:start-shape="id5" draw:start-glue-point="0" draw:end-shape="id5" draw:end-glue-point="1" svg:d="M34729 16558v-3000h6175v3717h-3725" svg:viewBox="0 0 6176 3718">
            <text:p/>
          </draw:connector>
          <draw:connector draw:style-name="gr5" draw:text-style-name="P5" draw:layer="layout" draw:line-skew="2.724cm" svg:x1="37.179cm" svg:y1="20.141cm" svg:x2="37.179cm" svg:y2="26.308cm" draw:start-shape="id3" draw:end-shape="id4" draw:end-glue-point="1" svg:d="M37179 20141h3425v6167h-3425" svg:viewBox="0 0 3426 6168">
            <text:p/>
          </draw:connector>
          <draw:frame draw:style-name="gr7" draw:text-style-name="P7" draw:layer="layout" svg:width="1.4cm" svg:height="0.645cm" svg:x="24.304cm" svg:y="18.013cm">
            <draw:text-box>
              <text:p text:style-name="P6"><text:span text:style-name="T2">0..1</text:span></text:p>
            </draw:text-box>
          </draw:frame>
          <draw:frame draw:style-name="gr7" draw:text-style-name="P7" draw:layer="layout" svg:width="1.4cm" svg:height="0.645cm" svg:x="30.804cm" svg:y="18.014cm">
            <draw:text-box>
              <text:p text:style-name="P6"><text:span text:style-name="T2">0..*</text:span></text:p>
            </draw:text-box>
          </draw:frame>
          <draw:frame draw:style-name="gr7" draw:text-style-name="P7" draw:layer="layout" svg:width="1.4cm" svg:height="0.645cm" svg:x="29.904cm" svg:y="19.514cm">
            <draw:text-box>
              <text:p text:style-name="P6"><text:span text:style-name="T2">0..1</text:span></text:p>
            </draw:text-box>
          </draw:frame>
          <draw:frame draw:style-name="gr7" draw:text-style-name="P7" draw:layer="layout" svg:width="1.4cm" svg:height="0.645cm" svg:x="38.104cm" svg:y="19.515cm">
            <draw:text-box>
              <text:p text:style-name="P6"><text:span text:style-name="T2">1</text:span></text:p>
            </draw:text-box>
          </draw:frame>
          <draw:frame draw:style-name="gr7" draw:text-style-name="P7" draw:layer="layout" svg:width="1.4cm" svg:height="0.645cm" svg:x="33.804cm" svg:y="14.815cm">
            <draw:text-box>
              <text:p text:style-name="P6"><text:span text:style-name="T2">1</text:span></text:p>
            </draw:text-box>
          </draw:frame>
          <draw:frame draw:style-name="gr7" draw:text-style-name="P7" draw:layer="layout" svg:width="1.4cm" svg:height="0.645cm" svg:x="37.204cm" svg:y="16.615cm">
            <draw:text-box>
              <text:p text:style-name="P6"><text:span text:style-name="T2">0..*</text:span></text:p>
            </draw:text-box>
          </draw:frame>
          <draw:frame draw:style-name="gr7" draw:text-style-name="P7" draw:layer="layout" svg:width="1.4cm" svg:height="0.645cm" svg:x="29.904cm" svg:y="26.315cm">
            <draw:text-box>
              <text:p text:style-name="P6"><text:span text:style-name="T2">1</text:span></text:p>
            </draw:text-box>
          </draw:frame>
          <draw:frame draw:style-name="gr7" draw:text-style-name="P7" draw:layer="layout" svg:width="1.4cm" svg:height="0.645cm" svg:x="38.104cm" svg:y="26.316cm">
            <draw:text-box>
              <text:p text:style-name="P6"><text:span text:style-name="T2">0..*</text:span></text:p>
            </draw:text-box>
          </draw:frame>
          <draw:frame draw:style-name="gr7" draw:text-style-name="P7" draw:layer="layout" svg:width="3.5cm" svg:height="0.645cm" svg:x="23.304cm" svg:y="18.814cm">
            <draw:text-box>
              <text:p text:style-name="P6"><text:span text:style-name="T2">Company</text:span></text:p>
            </draw:text-box>
          </draw:frame>
          <draw:frame draw:style-name="gr7" draw:text-style-name="P7" draw:layer="layout" svg:width="3.5cm" svg:height="0.645cm" svg:x="29.404cm" svg:y="18.815cm">
            <draw:text-box>
              <text:p text:style-name="P6"><text:span text:style-name="T2">Departments</text:span></text:p>
            </draw:text-box>
          </draw:frame>
          <draw:frame draw:style-name="gr7" draw:text-style-name="P7" draw:layer="layout" svg:width="3.5cm" svg:height="0.645cm" svg:x="34.504cm" svg:y="14.816cm">
            <draw:text-box>
              <text:p text:style-name="P6"><text:span text:style-name="T2">SuperDepartment</text:span></text:p>
            </draw:text-box>
          </draw:frame>
          <draw:frame draw:style-name="gr7" draw:text-style-name="P7" draw:layer="layout" svg:width="3.5cm" svg:height="0.645cm" svg:x="37.004cm" svg:y="17.317cm">
            <draw:text-box>
              <text:p text:style-name="P6"><text:span text:style-name="T2">SubDepartments</text:span></text:p>
            </draw:text-box>
          </draw:frame>
          <draw:frame draw:style-name="gr8" draw:text-style-name="P7" draw:layer="layout" svg:width="4.1cm" svg:height="0.645cm" svg:x="28.404cm" svg:y="20.316cm">
            <draw:text-box>
              <text:p text:style-name="P6"><text:span text:style-name="T2">ManagedDepartment</text:span></text:p>
            </draw:text-box>
          </draw:frame>
          <draw:frame draw:style-name="gr8" draw:text-style-name="P7" draw:layer="layout" svg:width="4.1cm" svg:height="0.645cm" svg:x="28.604cm" svg:y="25.717cm">
            <draw:text-box>
              <text:p text:style-name="P6"><text:span text:style-name="T2">Manager</text:span></text:p>
            </draw:text-box>
          </draw:frame>
          <draw:frame draw:style-name="gr8" draw:text-style-name="P7" draw:layer="layout" svg:width="4.1cm" svg:height="0.645cm" svg:x="36.804cm" svg:y="20.317cm">
            <draw:text-box>
              <text:p text:style-name="P6"><text:span text:style-name="T2">Department</text:span></text:p>
            </draw:text-box>
          </draw:frame>
          <draw:frame draw:style-name="gr8" draw:text-style-name="P7" draw:layer="layout" svg:width="4.1cm" svg:height="0.645cm" svg:x="36.804cm" svg:y="25.618cm">
            <draw:text-box>
              <text:p text:style-name="P6"><text:span text:style-name="T2">Employees</text:span></text:p>
            </draw:text-box>
          </draw:frame>
        </draw:g>
      </draw:page>
      <draw:page draw:name="page2" draw:style-name="dp1" draw:master-page-name="Default">
        <draw:g xml:id="id7" draw:id="id7">
          <draw:custom-shape draw:style-name="gr1" draw:text-style-name="P9" draw:layer="layout" svg:width="4.9cm" svg:height="1.434cm" svg:x="27.254cm" svg:y="1.9cm">
            <text:p text:style-name="P8"><text:span text:style-name="T3">Acme: Company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4.9cm" svg:height="1.432cm" svg:x="27.254cm" svg:y="3.334cm">
            <text:p text:style-name="P3"><text:span text:style-name="T2">Id : Integer = 0</text:span></text:p>
            <text:p text:style-name="P3"><text:span text:style-name="T2">Name : String = „Acme Inc.“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4.9cm" svg:height="1.434cm" svg:x="27.254cm" svg:y="4.766cm">
            <text:p/>
            <draw:enhanced-geometry svg:viewBox="0 0 21600 21600" draw:type="rectangle" draw:enhanced-path="M 0 0 L 21600 0 21600 21600 0 21600 0 0 Z N"/>
          </draw:custom-shape>
        </draw:g>
        <draw:g xml:id="id14" draw:id="id14">
          <draw:glue-point draw:id="4" svg:x="-2.338cm" svg:y="5cm"/>
          <draw:custom-shape draw:style-name="gr9" draw:text-style-name="P11" draw:layer="layout" svg:width="7.767cm" svg:height="1.434cm" svg:x="18.133cm" svg:y="17.3cm">
            <text:p text:style-name="P10"><text:span text:style-name="T4">RnD: Depart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7.767cm" svg:height="1.432cm" svg:x="18.133cm" svg:y="18.734cm">
            <text:p text:style-name="P3"><text:span text:style-name="T2">Id : Integer = 1</text:span></text:p>
            <text:p text:style-name="P3"><text:span text:style-name="T2">Name : String = „Resarch &amp; Development“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xml:id="id6" draw:id="id6" draw:layer="layout" svg:width="7.767cm" svg:height="1.434cm" svg:x="18.133cm" svg:y="20.1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5" draw:layer="layout" svg:x1="25.9cm" svg:y1="20.883cm" svg:x2="25.9cm" svg:y2="20.883cm" draw:start-shape="id6" draw:start-glue-point="1" draw:end-shape="id6" draw:end-glue-point="1" svg:d="M25900 20883z" svg:viewBox="0 0 1 1">
            <text:p/>
          </draw:connector>
        </draw:g>
        <draw:connector draw:style-name="gr11" draw:text-style-name="P12" draw:layer="layout" svg:x1="29.704cm" svg:y1="6.2cm" svg:x2="7.4cm" svg:y2="12.9cm" draw:start-shape="id7" draw:start-glue-point="2" draw:end-shape="id8" draw:end-glue-point="0" svg:d="M29704 6200v3450h-22304v3250" svg:viewBox="0 0 22305 6701">
          <text:p/>
        </draw:connector>
        <draw:g xml:id="id12" draw:id="id12">
          <draw:custom-shape draw:style-name="gr9" draw:text-style-name="P11" draw:layer="layout" svg:width="7.767cm" svg:height="1.434cm" svg:x="31.967cm" svg:y="12.9cm">
            <text:p text:style-name="P10"><text:span text:style-name="T4">HR: Depart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7.767cm" svg:height="1.432cm" svg:x="31.967cm" svg:y="14.334cm">
            <text:p text:style-name="P3"><text:span text:style-name="T2">Id : Integer = 2</text:span></text:p>
            <text:p text:style-name="P3"><text:span text:style-name="T2">Name : String = „Human Resources“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xml:id="id9" draw:id="id9" draw:layer="layout" svg:width="7.767cm" svg:height="1.434cm" svg:x="31.967cm" svg:y="15.7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5" draw:layer="layout" svg:x1="39.734cm" svg:y1="16.483cm" svg:x2="39.734cm" svg:y2="16.483cm" draw:start-shape="id9" draw:start-glue-point="1" draw:end-shape="id9" draw:end-glue-point="1" svg:d="M39734 16483z" svg:viewBox="0 0 1 1">
            <text:p/>
          </draw:connector>
        </draw:g>
        <draw:g xml:id="id13" draw:id="id13">
          <draw:custom-shape draw:style-name="gr9" draw:text-style-name="P11" draw:layer="layout" svg:width="7.767cm" svg:height="1.434cm" svg:x="44.1cm" svg:y="12.9cm">
            <text:p text:style-name="P10"><text:span text:style-name="T4">Sales: Depart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7.767cm" svg:height="1.432cm" svg:x="44.1cm" svg:y="14.334cm">
            <text:p text:style-name="P3"><text:span text:style-name="T2">Id : Integer = 3</text:span></text:p>
            <text:p text:style-name="P3"><text:span text:style-name="T2">Name : String = „Sales“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xml:id="id10" draw:id="id10" draw:layer="layout" svg:width="7.767cm" svg:height="1.434cm" svg:x="44.1cm" svg:y="15.7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5" draw:layer="layout" svg:x1="51.867cm" svg:y1="16.483cm" svg:x2="51.867cm" svg:y2="16.483cm" draw:start-shape="id10" draw:start-glue-point="1" draw:end-shape="id10" draw:end-glue-point="1" svg:d="M51867 16483z" svg:viewBox="0 0 1 1">
            <text:p/>
          </draw:connector>
        </draw:g>
        <draw:g xml:id="id8" draw:id="id8">
          <draw:custom-shape draw:style-name="gr9" draw:text-style-name="P11" draw:layer="layout" svg:width="7.767cm" svg:height="1.434cm" svg:x="3.517cm" svg:y="12.9cm">
            <text:p text:style-name="P10"><text:span text:style-name="T4">Production: Depart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7.767cm" svg:height="1.432cm" svg:x="3.517cm" svg:y="14.334cm">
            <text:p text:style-name="P3"><text:span text:style-name="T2">Id : Integer = 0</text:span></text:p>
            <text:p text:style-name="P3"><text:span text:style-name="T2">Name : String = „Production“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xml:id="id11" draw:id="id11" draw:layer="layout" svg:width="7.767cm" svg:height="1.434cm" svg:x="3.517cm" svg:y="15.7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5" draw:layer="layout" svg:x1="11.284cm" svg:y1="16.483cm" svg:x2="11.284cm" svg:y2="16.483cm" draw:start-shape="id11" draw:start-glue-point="1" draw:end-shape="id11" draw:end-glue-point="1" svg:d="M11284 16483z" svg:viewBox="0 0 1 1">
            <text:p/>
          </draw:connector>
        </draw:g>
        <draw:connector draw:style-name="gr11" draw:text-style-name="P12" draw:layer="layout" svg:x1="29.704cm" svg:y1="6.2cm" svg:x2="35.85cm" svg:y2="12.9cm" draw:start-shape="id7" draw:start-glue-point="2" draw:end-shape="id12" svg:d="M29704 6200v3450h6146v3250" svg:viewBox="0 0 6147 6701">
          <text:p/>
        </draw:connector>
        <draw:connector draw:style-name="gr11" draw:text-style-name="P12" draw:layer="layout" svg:x1="29.704cm" svg:y1="6.2cm" svg:x2="47.983cm" svg:y2="12.9cm" draw:start-shape="id7" draw:start-glue-point="2" draw:end-shape="id13" svg:d="M29704 6200v3450h18279v3250" svg:viewBox="0 0 18280 6701">
          <text:p/>
        </draw:connector>
        <draw:connector draw:style-name="gr11" draw:text-style-name="P12" draw:layer="layout" svg:x1="29.704cm" svg:y1="6.2cm" svg:x2="22.016cm" svg:y2="17.3cm" draw:start-shape="id7" draw:end-shape="id14" draw:end-glue-point="0" svg:d="M29704 6200v5650h-7688v5450" svg:viewBox="0 0 7689 11101">
          <text:p/>
        </draw:connector>
        <draw:connector draw:style-name="gr11" draw:text-style-name="P12" draw:layer="layout" svg:x1="11.284cm" svg:y1="15.05cm" svg:x2="18.133cm" svg:y2="19.45cm" draw:start-shape="id8" draw:start-glue-point="1" draw:end-shape="id14" svg:d="M11284 15050h3530v4400h3319" svg:viewBox="0 0 6850 4401">
          <text:p/>
        </draw:connector>
        <draw:g xml:id="id15" draw:id="id15">
          <draw:glue-point draw:id="4" svg:x="-2.435cm" svg:y="-5cm"/>
          <draw:glue-point draw:id="5" svg:x="2.179cm" svg:y="-5cm"/>
          <draw:custom-shape draw:style-name="gr12" draw:text-style-name="P2" draw:layer="layout" svg:width="7.8cm" svg:height="1.434cm" svg:x="13.9cm" svg:y="33.9cm">
            <text:p text:style-name="P1"><text:span text:style-name="T1">AlanTuring: Employe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7.8cm" svg:height="1.966cm" svg:x="13.9cm" svg:y="35.334cm">
            <text:p text:style-name="P3"><text:span text:style-name="T2">Id : Integer = 0</text:span></text:p>
            <text:p text:style-name="P3"><text:span text:style-name="T2">Name : String = „Alan Turing“</text:span></text:p>
            <text:p text:style-name="P3"><text:span text:style-name="T2">Age: Integer = 40</text:span></text:p>
            <text:p text:style-name="P3"><text:span text:style-name="T2">Salary: Double = 5000.0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7.8cm" svg:height="0.9cm" svg:x="13.9cm" svg:y="37.3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2" draw:layer="layout" svg:x1="15.901cm" svg:y1="33.9cm" svg:x2="20.201cm" svg:y2="21.6cm" draw:start-shape="id15" draw:start-glue-point="4" draw:end-shape="id14" draw:end-glue-point="4" svg:d="M15901 33900v-6050h4300v-6250" svg:viewBox="0 0 4301 12301">
          <text:p/>
        </draw:connector>
        <draw:g xml:id="id17" draw:id="id17">
          <draw:glue-point draw:id="4" svg:x="-2.564cm" svg:y="-3.372cm"/>
          <draw:glue-point draw:id="5" svg:x="-2.051cm" svg:y="-3.372cm"/>
          <draw:custom-shape draw:style-name="gr12" draw:text-style-name="P2" draw:layer="layout" svg:width="7.8cm" svg:height="1.434cm" svg:x="3.5cm" svg:y="25.8cm">
            <text:p text:style-name="P1"><text:span text:style-name="T1">AdaLovelace: 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7.8cm" svg:height="1.966cm" svg:x="3.5cm" svg:y="27.234cm">
            <text:p text:style-name="P3"><text:span text:style-name="T2">Id : Integer = 0</text:span></text:p>
            <text:p text:style-name="P3"><text:span text:style-name="T2">Name : String = „Ada Lovelace“</text:span></text:p>
            <text:p text:style-name="P3"><text:span text:style-name="T2">Age: Integer = 40</text:span></text:p>
            <text:p text:style-name="P3"><text:span text:style-name="T2">Salary: Double = 5000.0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7.8cm" svg:height="0.9cm" svg:x="3.5cm" svg:y="29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6" draw:id="id16">
          <draw:glue-point draw:id="4" svg:x="-2.564cm" svg:y="-3.372cm"/>
          <draw:glue-point draw:id="5" svg:x="-2.051cm" svg:y="-3.372cm"/>
          <draw:custom-shape draw:style-name="gr12" draw:text-style-name="P2" draw:layer="layout" svg:width="7.8cm" svg:height="1.434cm" svg:x="23.6cm" svg:y="33.9cm">
            <text:p text:style-name="P1"><text:span text:style-name="T1">AlonzoChurch: 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7.8cm" svg:height="1.966cm" svg:x="23.6cm" svg:y="35.334cm">
            <text:p text:style-name="P3"><text:span text:style-name="T2">Id : Integer = 0</text:span></text:p>
            <text:p text:style-name="P3"><text:span text:style-name="T2">Name : String = „Alonzo Church“</text:span></text:p>
            <text:p text:style-name="P3"><text:span text:style-name="T2">Age: Integer = 40</text:span></text:p>
            <text:p text:style-name="P3"><text:span text:style-name="T2">Salary: Double = 5000.0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7.8cm" svg:height="0.9cm" svg:x="23.6cm" svg:y="3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8" draw:id="id18">
          <draw:glue-point draw:id="4" svg:x="-2.564cm" svg:y="-3.372cm"/>
          <draw:glue-point draw:id="5" svg:x="-2.051cm" svg:y="-3.372cm"/>
          <draw:custom-shape draw:style-name="gr12" draw:text-style-name="P2" draw:layer="layout" svg:width="7.8cm" svg:height="1.434cm" svg:x="31.95cm" svg:y="22.6cm">
            <text:p text:style-name="P1"><text:span text:style-name="T1">NiklausWirth: 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7.8cm" svg:height="1.966cm" svg:x="31.95cm" svg:y="24.034cm">
            <text:p text:style-name="P3"><text:span text:style-name="T2">Id : Integer = 0</text:span></text:p>
            <text:p text:style-name="P3"><text:span text:style-name="T2">Name : String = „Niklaus Wirth“</text:span></text:p>
            <text:p text:style-name="P3"><text:span text:style-name="T2">Age: Integer = 40</text:span></text:p>
            <text:p text:style-name="P3"><text:span text:style-name="T2">Salary: Double = 5000.0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7.8cm" svg:height="0.9cm" svg:x="31.95cm" svg:y="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9" draw:id="id19">
          <draw:glue-point draw:id="4" svg:x="-2.564cm" svg:y="-3.372cm"/>
          <draw:glue-point draw:id="5" svg:x="-2.051cm" svg:y="-3.372cm"/>
          <draw:custom-shape draw:style-name="gr12" draw:text-style-name="P2" draw:layer="layout" svg:width="7.8cm" svg:height="1.434cm" svg:x="40.3cm" svg:y="34.5cm">
            <text:p text:style-name="P1"><text:span text:style-name="T1">JohnBackus: 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7.8cm" svg:height="1.966cm" svg:x="40.3cm" svg:y="35.934cm">
            <text:p text:style-name="P3"><text:span text:style-name="T2">Id : Integer = 0</text:span></text:p>
            <text:p text:style-name="P3"><text:span text:style-name="T2">Name : String = „John Backus“</text:span></text:p>
            <text:p text:style-name="P3"><text:span text:style-name="T2">Age: Integer = 40</text:span></text:p>
            <text:p text:style-name="P3"><text:span text:style-name="T2">Salary: Double = 5000.0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7.8cm" svg:height="0.9cm" svg:x="40.3cm" svg:y="3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0" draw:id="id20">
          <draw:glue-point draw:id="4" svg:x="-2.564cm" svg:y="-3.372cm"/>
          <draw:glue-point draw:id="5" svg:x="-2.051cm" svg:y="-3.372cm"/>
          <draw:custom-shape draw:style-name="gr12" draw:text-style-name="P2" draw:layer="layout" svg:width="7.8cm" svg:height="1.434cm" svg:x="49.1cm" svg:y="34.5cm">
            <text:p text:style-name="P1"><text:span text:style-name="T1">PeterNaur: 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7.8cm" svg:height="1.966cm" svg:x="49.1cm" svg:y="35.934cm">
            <text:p text:style-name="P3"><text:span text:style-name="T2">Id : Integer = 0</text:span></text:p>
            <text:p text:style-name="P3"><text:span text:style-name="T2">Name : String = „Peter Naur“</text:span></text:p>
            <text:p text:style-name="P3"><text:span text:style-name="T2">Age: Integer = 40</text:span></text:p>
            <text:p text:style-name="P3"><text:span text:style-name="T2">Salary: Double = 5000.0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7.8cm" svg:height="0.9cm" svg:x="49.1cm" svg:y="3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5" draw:text-style-name="P12" draw:layer="layout" draw:line-skew="1.95cm" svg:x1="19.499cm" svg:y1="33.9cm" svg:x2="22.016cm" svg:y2="21.6cm" draw:start-shape="id15" draw:start-glue-point="5" draw:end-shape="id14" draw:end-glue-point="2" svg:d="M19499 33900v-4100h2517v-8200" svg:viewBox="0 0 2518 12301">
          <text:p/>
        </draw:connector>
        <draw:frame draw:style-name="gr7" draw:text-style-name="P7" draw:layer="layout" svg:width="3.5cm" svg:height="0.645cm" svg:x="26.8cm" svg:y="6.5cm">
          <draw:text-box>
            <text:p text:style-name="P6"><text:span text:style-name="T2">Company</text:span></text:p>
          </draw:text-box>
        </draw:frame>
        <draw:frame draw:style-name="gr7" draw:text-style-name="P7" draw:layer="layout" svg:width="3.5cm" svg:height="0.645cm" svg:x="4.4cm" svg:y="12.3cm">
          <draw:text-box>
            <text:p text:style-name="P6"><text:span text:style-name="T2">Departments</text:span></text:p>
          </draw:text-box>
        </draw:frame>
        <draw:frame draw:style-name="gr7" draw:text-style-name="P7" draw:layer="layout" svg:width="3.5cm" svg:height="0.645cm" svg:x="18.8cm" svg:y="16.6cm">
          <draw:text-box>
            <text:p text:style-name="P6"><text:span text:style-name="T2">Departments</text:span></text:p>
          </draw:text-box>
        </draw:frame>
        <draw:frame draw:style-name="gr7" draw:text-style-name="P7" draw:layer="layout" svg:width="3.5cm" svg:height="0.645cm" svg:x="32.8cm" svg:y="12.255cm">
          <draw:text-box>
            <text:p text:style-name="P6"><text:span text:style-name="T2">Departments</text:span></text:p>
          </draw:text-box>
        </draw:frame>
        <draw:frame draw:style-name="gr7" draw:text-style-name="P7" draw:layer="layout" svg:width="3.5cm" svg:height="0.645cm" svg:x="45cm" svg:y="12.255cm">
          <draw:text-box>
            <text:p text:style-name="P6"><text:span text:style-name="T2">Departments</text:span></text:p>
          </draw:text-box>
        </draw:frame>
        <draw:frame draw:style-name="gr7" draw:text-style-name="P7" draw:layer="layout" svg:width="3.5cm" svg:height="0.645cm" svg:x="11.8cm" svg:y="14.4cm">
          <draw:text-box>
            <text:p text:style-name="P6"><text:span text:style-name="T2">SuperDepartment</text:span></text:p>
          </draw:text-box>
        </draw:frame>
        <draw:frame draw:style-name="gr7" draw:text-style-name="P7" draw:layer="layout" svg:width="3.5cm" svg:height="0.645cm" svg:x="14.8cm" svg:y="19.455cm">
          <draw:text-box>
            <text:p text:style-name="P6"><text:span text:style-name="T2">SubDepartments</text:span></text:p>
          </draw:text-box>
        </draw:frame>
        <draw:frame draw:style-name="gr8" draw:text-style-name="P7" draw:layer="layout" svg:width="4.1cm" svg:height="0.645cm" svg:x="12.9cm" svg:y="33.2cm">
          <draw:text-box>
            <text:p text:style-name="P6"><text:span text:style-name="T2">Manager</text:span></text:p>
          </draw:text-box>
        </draw:frame>
        <draw:frame draw:style-name="gr8" draw:text-style-name="P7" draw:layer="layout" svg:width="4.1cm" svg:height="0.645cm" svg:x="16.1cm" svg:y="21.9cm">
          <draw:text-box>
            <text:p text:style-name="P6"><text:span text:style-name="T2">ManagedDepartment</text:span></text:p>
          </draw:text-box>
        </draw:frame>
        <draw:frame draw:style-name="gr8" draw:text-style-name="P7" draw:layer="layout" svg:width="4.1cm" svg:height="0.645cm" svg:x="18.6cm" svg:y="33.255cm">
          <draw:text-box>
            <text:p text:style-name="P6"><text:span text:style-name="T2">Employees</text:span></text:p>
          </draw:text-box>
        </draw:frame>
        <draw:frame draw:style-name="gr8" draw:text-style-name="P7" draw:layer="layout" svg:width="4.1cm" svg:height="0.645cm" svg:x="21.4cm" svg:y="21.855cm">
          <draw:text-box>
            <text:p text:style-name="P6"><text:span text:style-name="T2">Department</text:span></text:p>
          </draw:text-box>
        </draw:frame>
        <draw:connector draw:style-name="gr15" draw:text-style-name="P12" draw:layer="layout" draw:line-skew="1.95cm" svg:x1="27.5cm" svg:y1="33.9cm" svg:x2="22.016cm" svg:y2="21.6cm" draw:start-shape="id16" draw:end-shape="id14" draw:end-glue-point="2" svg:d="M27500 33900v-4100h-5484v-8200" svg:viewBox="0 0 5485 12301">
          <text:p/>
        </draw:connector>
        <draw:frame draw:style-name="gr8" draw:text-style-name="P7" draw:layer="layout" svg:width="4.1cm" svg:height="0.645cm" svg:x="26.6cm" svg:y="33.3cm">
          <draw:text-box>
            <text:p text:style-name="P6"><text:span text:style-name="T2">Employees</text:span></text:p>
          </draw:text-box>
        </draw:frame>
        <draw:connector draw:style-name="gr15" draw:text-style-name="P12" draw:layer="layout" svg:x1="7.4cm" svg:y1="25.8cm" svg:x2="7.4cm" svg:y2="17.2cm" draw:start-shape="id17" draw:start-glue-point="0" draw:end-shape="id8" svg:d="M7400 25800v-8600" svg:viewBox="0 0 1 8601">
          <text:p/>
        </draw:connector>
        <draw:connector draw:style-name="gr15" draw:text-style-name="P12" draw:layer="layout" svg:x1="35.85cm" svg:y1="22.6cm" svg:x2="35.85cm" svg:y2="17.2cm" draw:start-shape="id18" draw:start-glue-point="0" draw:end-shape="id12" svg:d="M35850 22600v-5400" svg:viewBox="0 0 1 5401">
          <text:p/>
        </draw:connector>
        <draw:connector draw:style-name="gr15" draw:text-style-name="P12" draw:layer="layout" draw:line-skew="-0.35cm" svg:x1="44.2cm" svg:y1="34.5cm" svg:x2="47.983cm" svg:y2="17.2cm" draw:start-shape="id19" draw:start-glue-point="0" draw:end-shape="id13" draw:end-glue-point="2" svg:d="M44200 34500v-8900h3783v-8400" svg:viewBox="0 0 3784 17301">
          <text:p/>
        </draw:connector>
        <draw:connector draw:style-name="gr15" draw:text-style-name="P12" draw:layer="layout" draw:line-skew="-0.35cm" svg:x1="53cm" svg:y1="34.5cm" svg:x2="47.983cm" svg:y2="17.2cm" draw:start-shape="id20" draw:start-glue-point="0" draw:end-shape="id13" draw:end-glue-point="2" svg:d="M53000 34500v-8900h-5017v-8400" svg:viewBox="0 0 5018 17301">
          <text:p/>
        </draw:connector>
        <draw:frame draw:style-name="gr8" draw:text-style-name="P7" draw:layer="layout" svg:width="4.1cm" svg:height="0.645cm" svg:x="6.5cm" svg:y="25.1cm">
          <draw:text-box>
            <text:p text:style-name="P6"><text:span text:style-name="T2">Employees</text:span></text:p>
          </draw:text-box>
        </draw:frame>
        <draw:frame draw:style-name="gr8" draw:text-style-name="P7" draw:layer="layout" svg:width="4.1cm" svg:height="0.645cm" svg:x="35cm" svg:y="21.955cm">
          <draw:text-box>
            <text:p text:style-name="P6"><text:span text:style-name="T2">Employees</text:span></text:p>
          </draw:text-box>
        </draw:frame>
        <draw:frame draw:style-name="gr8" draw:text-style-name="P7" draw:layer="layout" svg:width="4.1cm" svg:height="0.645cm" svg:x="43.4cm" svg:y="33.9cm">
          <draw:text-box>
            <text:p text:style-name="P6"><text:span text:style-name="T2">Employees</text:span></text:p>
          </draw:text-box>
        </draw:frame>
        <draw:frame draw:style-name="gr8" draw:text-style-name="P7" draw:layer="layout" svg:width="4.1cm" svg:height="0.645cm" svg:x="52.2cm" svg:y="33.855cm">
          <draw:text-box>
            <text:p text:style-name="P6"><text:span text:style-name="T2">Employees</text:span></text:p>
          </draw:text-box>
        </draw:frame>
        <draw:frame draw:style-name="gr8" draw:text-style-name="P7" draw:layer="layout" svg:width="4.1cm" svg:height="0.645cm" svg:x="6.6cm" svg:y="17.555cm">
          <draw:text-box>
            <text:p text:style-name="P6"><text:span text:style-name="T2">Department</text:span></text:p>
          </draw:text-box>
        </draw:frame>
        <draw:frame draw:style-name="gr8" draw:text-style-name="P7" draw:layer="layout" svg:width="4.1cm" svg:height="0.645cm" svg:x="35.3cm" svg:y="17.355cm">
          <draw:text-box>
            <text:p text:style-name="P6"><text:span text:style-name="T2">Department</text:span></text:p>
          </draw:text-box>
        </draw:frame>
        <draw:frame draw:style-name="gr8" draw:text-style-name="P7" draw:layer="layout" svg:width="4.1cm" svg:height="0.645cm" svg:x="47.3cm" svg:y="17.4cm">
          <draw:text-box>
            <text:p text:style-name="P6"><text:span text:style-name="T2">Depart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Diamond_20_unfilled" draw:fill="none" draw:fill-gradient-name="Gradient_20_7" draw:fill-hatch-name="Hatching_20_1" draw:fill-image-name="Bitmap_20_1" draw:fill-image-width="0cm" draw:fill-image-height="0cm" draw:shadow-offset-x="0.212cm" draw:shadow-offset-y="0.21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08cm" fo:page-height="42.0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7-05-29T16:58:13.755296820</meta:creation-date>
    <dc:date>2017-05-30T10:57:13.534925307</dc:date>
    <dc:creator>darjeeling </dc:creator>
    <meta:editing-duration>PT16H45M47S</meta:editing-duration>
    <meta:editing-cycles>22</meta:editing-cycles>
    <meta:generator>LibreOffice/5.1.6.2$Linux_X86_64 LibreOffice_project/10m0$Build-2</meta:generator>
    <meta:document-statistic meta:object-count="113"/>
  </office:meta>
</office:document-meta>
</file>